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56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1.983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48cm"/>
    </style:style>
    <style:style style:name="co10" style:family="table-column">
      <style:table-column-properties fo:break-before="auto" style:column-width="1.877cm"/>
    </style:style>
    <style:style style:name="ro1" style:family="table-row">
      <style:table-row-properties style:row-height="0.69cm" fo:break-before="auto" style:use-optimal-row-height="fals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1.5pt solid #000000" fo:background-color="#66ffff" style:text-align-source="fix" style:repeat-content="false" fo:border-left="4.51pt double-thin #000000" style:border-line-width-left="0.018cm 0.123cm 0.018cm" fo:border-right="4.51pt double-thin #000000" style:border-line-width-right="0.018cm 0.123cm 0.018cm" fo:border-top="4.51pt double-thin #000000" style:border-line-width-top="0.018cm 0.123cm 0.018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padding="0.145cm" fo:border-right="1.5pt solid #000000" fo:border-top="4.51pt double-thin #000000" style:border-line-width-top="0.018cm 0.123cm 0.018cm" style:vertical-align="middl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1.5pt solid #000000" fo:padding="0.145cm" style:vertical-align="top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4.51pt double-thin #000000" style:border-line-width-bottom="0.018cm 0.123cm 0.018cm" style:text-align-source="fix" style:repeat-content="false" fo:border-left="1.5pt solid #000000" fo:padding="0.145cm" fo:border-right="1.5pt solid #000000" fo:border-top="1.5pt solid #000000" style:vertical-align="top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1.5pt solid #000000" fo:background-color="#66ffff" style:text-align-source="fix" style:repeat-content="false" fo:border-left="1.5pt solid #000000" fo:padding="0.145cm" fo:border-right="4.51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ackground-color="#66ffff" style:text-align-source="fix" style:repeat-content="false" fo:border-left="1.5pt solid #000000" fo:padding="0.145cm" fo:border-right="4.51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106">
      <style:table-cell-properties fo:border-bottom="1.5pt solid #000000" style:text-align-source="fix" style:repeat-content="false" fo:border-left="1.5pt solid #000000" fo:padding="0.145cm" fo:border-right="4.51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 style:data-style-name="N106">
      <style:table-cell-properties fo:border-bottom="1.5pt solid #000000" style:text-align-source="fix" style:repeat-content="false" fo:border-left="1.5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 style:data-style-name="N106">
      <style:table-cell-properties fo:border-bottom="4.51pt double-thin #000000" style:border-line-width-bottom="0.018cm 0.123cm 0.018cm" style:text-align-source="fix" style:repeat-content="false" fo:border-left="1.5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 style:data-style-name="N106">
      <style:table-cell-properties fo:border-bottom="1.5pt solid #000000" style:text-align-source="fix" style:repeat-content="false" fo:border-left="1.5pt solid #000000" fo:padding="0.145cm" fo:border-right="1.5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 style:data-style-name="N106">
      <style:table-cell-properties style:text-align-source="fix" style:repeat-content="false" fo:border="1.5pt solid #000000" fo:padding="0.145cm" style:vertical-align="middle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fo:border-bottom="1.5pt solid #000000" fo:background-color="#66ffff" style:text-align-source="fix" style:repeat-content="false" fo:border-left="4.51pt double-thin #000000" style:border-line-width-left="0.018cm 0.123cm 0.018cm" fo:padding="0.145cm" fo:border-right="4.51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 style:data-style-name="N106">
      <style:table-cell-properties fo:border-bottom="4.51pt double-thin #000000" style:border-line-width-bottom="0.018cm 0.123cm 0.018cm" style:text-align-source="fix" style:repeat-content="false" fo:border-left="1.5pt solid #000000" fo:padding="0.145cm" fo:border-right="1.5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 style:data-style-name="N37">
      <style:table-cell-properties fo:border-bottom="1.5pt solid #000000" style:text-align-source="fix" style:repeat-content="false" fo:border-left="4.51pt solid #000000" fo:padding="0.145cm" fo:border-right="1.5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 style:data-style-name="N37">
      <style:table-cell-properties fo:border-bottom="1.5pt solid #000000" style:text-align-source="fix" style:repeat-content="false" fo:border-left="4.51pt solid #000000" fo:padding="0.145cm" fo:border-right="1.5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 style:data-style-name="N37">
      <style:table-cell-properties fo:border-bottom="4.51pt double-thin #000000" style:border-line-width-bottom="0.018cm 0.123cm 0.018cm" style:text-align-source="fix" style:repeat-content="false" fo:border-left="4.51pt solid #000000" fo:padding="0.145cm" fo:border-right="1.5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 style:data-style-name="N37">
      <style:table-cell-properties fo:border-bottom="1.5pt solid #000000" style:text-align-source="fix" style:repeat-content="false" fo:border-left="1.5pt solid #000000" fo:padding="0.145cm" fo:border-right="1.5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 style:data-style-name="N37">
      <style:table-cell-properties style:text-align-source="fix" style:repeat-content="false" fo:border="1.5pt solid #000000" fo:padding="0.145cm" style:vertical-align="top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37">
      <style:table-cell-properties fo:border-bottom="4.51pt double-thin #000000" style:border-line-width-bottom="0.018cm 0.123cm 0.018cm" style:text-align-source="fix" style:repeat-content="false" fo:border-left="1.5pt solid #000000" fo:padding="0.145cm" fo:border-right="1.5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order-bottom="1.5pt solid #000000" style:text-align-source="fix" style:repeat-content="false" fo:border-left="1.5pt solid #000000" fo:padding="0.145cm" fo:border-right="4.51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fo:border-bottom="1.5pt solid #000000" style:text-align-source="fix" style:repeat-content="false" fo:border-left="1.5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order-bottom="4.51pt double-thin #000000" style:border-line-width-bottom="0.018cm 0.123cm 0.018cm" style:text-align-source="fix" style:repeat-content="false" fo:border-left="1.5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66ffff" style:text-align-source="fix" style:repeat-content="false" fo:border-left="4.51pt double-thin #000000" style:border-line-width-left="0.018cm 0.123cm 0.018cm" fo:padding="0.145cm" fo:border-right="4.51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 style:data-style-name="N106">
      <style:table-cell-properties fo:border-bottom="1.5pt solid #000000" style:text-align-source="fix" style:repeat-content="false" fo:border-left="4.51pt solid #000000" fo:padding="0.145cm" fo:border-right="4.51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 style:data-style-name="N106">
      <style:table-cell-properties fo:border-bottom="1.5pt solid #000000" style:text-align-source="fix" style:repeat-content="false" fo:border-left="4.51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 style:data-style-name="N106">
      <style:table-cell-properties fo:border-bottom="4.51pt double-thin #000000" style:border-line-width-bottom="0.018cm 0.123cm 0.018cm" style:text-align-source="fix" style:repeat-content="false" fo:border-left="4.51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1.5pt solid #000000" fo:background-color="#66ffff" style:text-align-source="fix" style:repeat-content="false" fo:border-left="4.51pt solid #000000" fo:padding="0.145cm" fo:border-right="4.51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none" fo:background-color="#66ffff" style:text-align-source="fix" style:repeat-content="false" fo:border-left="4.51pt solid #000000" fo:padding="0.145cm" fo:border-right="4.51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ackground-color="#66ffff" fo:border-left="none" fo:border-right="4.51pt double-thin #000000" style:border-line-width-right="0.018cm 0.123cm 0.018cm" fo:border-top="4.51pt double-thin #000000" style:border-line-width-top="0.018cm 0.123cm 0.018cm" style:vertical-align="middle"/>
    </style:style>
    <style:style style:name="ce36" style:family="table-cell" style:parent-style-name="Default">
      <style:table-cell-properties fo:border-bottom="1.5pt solid #000000" fo:background-color="#66ffff" style:text-align-source="fix" style:repeat-content="false" fo:border-left="4.51pt solid #000000" fo:padding="0.145cm" fo:border-right="4.51pt double-thin #000000" style:border-line-width-right="0.018cm 0.123cm 0.018cm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ackground-color="#66ffff" style:text-align-source="fix" style:repeat-content="false" fo:border-left="4.51pt solid #000000" fo:padding="0.145cm" fo:border-right="4.51pt double-thin #000000" style:border-line-width-right="0.018cm 0.123cm 0.018cm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 style:data-style-name="N106">
      <style:table-cell-properties fo:border-bottom="1.5pt solid #000000" style:text-align-source="fix" style:repeat-content="false" fo:border-left="4.51pt solid #000000" fo:padding="0.145cm" fo:border-right="4.51pt double-thin #000000" style:border-line-width-right="0.018cm 0.123cm 0.018cm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  <style:map style:condition="cell-content()&lt;500" style:apply-style-name="Celda_20_llamativa" style:base-cell-address="'Práctica 14'.K4"/>
    </style:style>
    <style:style style:name="ce39" style:family="table-cell" style:parent-style-name="Default" style:data-style-name="N106">
      <style:table-cell-properties fo:border-bottom="1.5pt solid #000000" style:text-align-source="fix" style:repeat-content="false" fo:border-left="4.51pt solid #000000" fo:padding="0.145cm" fo:border-right="4.51pt double-thin #000000" style:border-line-width-right="0.018cm 0.123cm 0.018cm" fo:border-top="1.5pt solid #000000" style:vertical-align="middle"/>
      <style:paragraph-properties fo:text-align="center" fo:margin-left="0cm"/>
      <style:text-properties fo:font-size="9pt" style:font-size-asian="9pt" style:font-size-complex="9pt"/>
      <style:map style:condition="cell-content()&lt;500" style:apply-style-name="Celda_20_llamativa" style:base-cell-address="'Práctica 14'.K4"/>
    </style:style>
    <style:style style:name="ce4" style:family="table-cell" style:parent-style-name="Default">
      <style:table-cell-properties fo:border-bottom="1.5pt solid #000000" fo:border-left="4.51pt double-thin #000000" style:border-line-width-left="0.018cm 0.123cm 0.018cm" fo:padding="0.145cm" fo:border-right="4.51pt solid #000000" fo:border-top="4.51pt double-thin #000000" style:border-line-width-top="0.018cm 0.123cm 0.018cm" style:vertical-align="middle"/>
      <style:text-properties fo:font-size="9pt" style:font-size-asian="9pt" style:font-size-complex="9pt"/>
    </style:style>
    <style:style style:name="ce40" style:family="table-cell" style:parent-style-name="Default" style:data-style-name="N106">
      <style:table-cell-properties fo:border-bottom="4.51pt double-thin #000000" style:border-line-width-bottom="0.018cm 0.123cm 0.018cm" style:text-align-source="fix" style:repeat-content="false" fo:border-left="4.51pt solid #000000" fo:padding="0.145cm" fo:border-right="4.51pt double-thin #000000" style:border-line-width-right="0.018cm 0.123cm 0.018cm" fo:border-top="1.5pt solid #000000" style:vertical-align="middle"/>
      <style:paragraph-properties fo:text-align="center" fo:margin-left="0cm"/>
      <style:text-properties fo:font-size="9pt" style:font-size-asian="9pt" style:font-size-complex="9pt"/>
      <style:map style:condition="cell-content()&lt;500" style:apply-style-name="Celda_20_llamativa" style:base-cell-address="'Práctica 14'.K4"/>
    </style:style>
    <style:style style:name="ce5" style:family="table-cell" style:parent-style-name="Default">
      <style:table-cell-properties fo:border-bottom="1.5pt solid #000000" fo:border-left="4.51pt double-thin #000000" style:border-line-width-left="0.018cm 0.123cm 0.018cm" fo:padding="0.145cm" fo:border-right="4.51pt solid #000000" fo:border-top="1.5pt solid #000000" style:vertical-align="top"/>
      <style:text-properties fo:font-size="9pt" style:font-size-asian="9pt" style:font-size-complex="9pt"/>
    </style:style>
    <style:style style:name="ce6" style:family="table-cell" style:parent-style-name="Default">
      <style:table-cell-properties fo:border-bottom="4.51pt double-thin #000000" style:border-line-width-bottom="0.018cm 0.123cm 0.018cm" fo:border-left="4.51pt double-thin #000000" style:border-line-width-left="0.018cm 0.123cm 0.018cm" fo:padding="0.145cm" fo:border-right="4.51pt solid #000000" fo:border-top="1.5pt solid #000000" style:vertical-align="top"/>
      <style:text-properties fo:font-size="9pt" style:font-size-asian="9pt" style:font-size-complex="9pt"/>
    </style:style>
    <style:style style:name="ce7" style:family="table-cell" style:parent-style-name="Default">
      <style:table-cell-properties fo:border-bottom="none" fo:background-color="#66ffff" fo:border-left="none" fo:border-right="none" fo:border-top="4.51pt double-thin #000000" style:border-line-width-top="0.018cm 0.123cm 0.018cm" style:vertical-align="middle"/>
    </style:style>
    <style:style style:name="ce8" style:family="table-cell" style:parent-style-name="Default">
      <style:table-cell-properties fo:border-bottom="1.5pt solid #000000" fo:background-color="#66ffff" style:text-align-source="fix" style:repeat-content="false" fo:border-left="1.5pt solid #000000" fo:padding="0.145cm" fo:border-right="1.5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fo:background-color="#66ffff" style:text-align-source="fix" style:repeat-content="false" fo:border-left="1.5pt solid #000000" fo:padding="0.145cm" fo:border-right="1.5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96" style:family="table-cell" style:parent-style-name="Default">
      <style:table-cell-properties fo:border-bottom="1.5pt solid #000000" fo:background-color="#66ffff" style:text-align-source="fix" style:repeat-content="false" fo:border-left="4.51pt double-thin #000000" style:border-line-width-left="0.018cm 0.123cm 0.018cm" fo:border-right="4.51pt double-thin #000000" style:border-line-width-right="0.018cm 0.123cm 0.018cm" fo:border-top="4.51pt double-thin #000000" style:border-line-width-top="0.018cm 0.123cm 0.018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1.5pt solid #000000" fo:background-color="#66ffff" style:text-align-source="fix" style:repeat-content="false" fo:border-left="4.51pt double-thin #000000" style:border-line-width-left="0.018cm 0.123cm 0.018cm" fo:padding="0.145cm" fo:border-right="4.51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98" style:family="table-cell" style:parent-style-name="Default">
      <style:table-cell-properties fo:border-bottom="none" fo:background-color="#66ffff" style:text-align-source="fix" style:repeat-content="false" fo:border-left="4.51pt double-thin #000000" style:border-line-width-left="0.018cm 0.123cm 0.018cm" fo:padding="0.145cm" fo:border-right="4.51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99" style:family="table-cell" style:parent-style-name="Default">
      <style:table-cell-properties fo:border-bottom="1.5pt solid #000000" fo:border-left="4.51pt double-thin #000000" style:border-line-width-left="0.018cm 0.123cm 0.018cm" fo:padding="0.145cm" fo:border-right="4.51pt solid #000000" fo:border-top="4.51pt double-thin #000000" style:border-line-width-top="0.018cm 0.123cm 0.018cm" style:vertical-align="middle"/>
      <style:text-properties fo:font-size="9pt" style:font-size-asian="9pt" style:font-size-complex="9pt"/>
    </style:style>
    <style:style style:name="ce100" style:family="table-cell" style:parent-style-name="Default">
      <style:table-cell-properties fo:border-bottom="1.5pt solid #000000" fo:border-left="4.51pt double-thin #000000" style:border-line-width-left="0.018cm 0.123cm 0.018cm" fo:padding="0.145cm" fo:border-right="4.51pt solid #000000" fo:border-top="1.5pt solid #000000" style:vertical-align="top"/>
      <style:text-properties fo:font-size="9pt" style:font-size-asian="9pt" style:font-size-complex="9pt"/>
    </style:style>
    <style:style style:name="ce101" style:family="table-cell" style:parent-style-name="Default">
      <style:table-cell-properties fo:border-bottom="4.51pt double-thin #000000" style:border-line-width-bottom="0.018cm 0.123cm 0.018cm" fo:border-left="4.51pt double-thin #000000" style:border-line-width-left="0.018cm 0.123cm 0.018cm" fo:padding="0.145cm" fo:border-right="4.51pt solid #000000" fo:border-top="1.5pt solid #000000" style:vertical-align="top"/>
      <style:text-properties fo:font-size="9pt" style:font-size-asian="9pt" style:font-size-complex="9pt"/>
    </style:style>
    <style:style style:name="ce102" style:family="table-cell" style:parent-style-name="Default">
      <style:table-cell-properties fo:border-bottom="none" fo:background-color="#66ffff" fo:border-left="none" fo:border-right="none" fo:border-top="4.51pt double-thin #000000" style:border-line-width-top="0.018cm 0.123cm 0.018cm" style:vertical-align="middle"/>
    </style:style>
    <style:style style:name="ce103" style:family="table-cell" style:parent-style-name="Default">
      <style:table-cell-properties fo:border-bottom="1.5pt solid #000000" fo:background-color="#66ffff" style:text-align-source="fix" style:repeat-content="false" fo:border-left="1.5pt solid #000000" fo:padding="0.145cm" fo:border-right="1.5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order-bottom="none" fo:background-color="#66ffff" style:text-align-source="fix" style:repeat-content="false" fo:border-left="1.5pt solid #000000" fo:padding="0.145cm" fo:border-right="1.5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05" style:family="table-cell" style:parent-style-name="Default">
      <style:table-cell-properties fo:border-bottom="1.5pt solid #000000" style:text-align-source="fix" style:repeat-content="false" fo:border-left="1.5pt solid #000000" fo:padding="0.145cm" fo:border-right="1.5pt solid #000000" fo:border-top="4.51pt double-thin #000000" style:border-line-width-top="0.018cm 0.123cm 0.018cm" style:vertical-align="middle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style:text-align-source="fix" style:repeat-content="false" fo:border="1.5pt solid #000000" fo:padding="0.145cm" style:vertical-align="top"/>
      <style:paragraph-properties fo:text-align="start" fo:margin-left="0cm"/>
      <style:text-properties fo:font-size="9pt" style:font-size-asian="9pt" style:font-size-complex="9pt"/>
    </style:style>
    <style:style style:name="ce107" style:family="table-cell" style:parent-style-name="Default">
      <style:table-cell-properties fo:border-bottom="4.51pt double-thin #000000" style:border-line-width-bottom="0.018cm 0.123cm 0.018cm" style:text-align-source="fix" style:repeat-content="false" fo:border-left="1.5pt solid #000000" fo:padding="0.145cm" fo:border-right="1.5pt solid #000000" fo:border-top="1.5pt solid #000000" style:vertical-align="top"/>
      <style:paragraph-properties fo:text-align="start" fo:margin-left="0cm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1.5pt solid #000000" fo:background-color="#66ffff" style:text-align-source="fix" style:repeat-content="false" fo:border-left="1.5pt solid #000000" fo:padding="0.145cm" fo:border-right="4.51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order-bottom="none" fo:background-color="#66ffff" style:text-align-source="fix" style:repeat-content="false" fo:border-left="1.5pt solid #000000" fo:padding="0.145cm" fo:border-right="4.51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10" style:family="table-cell" style:parent-style-name="Default" style:data-style-name="N106">
      <style:table-cell-properties fo:border-bottom="1.5pt solid #000000" style:text-align-source="fix" style:repeat-content="false" fo:border-left="1.5pt solid #000000" fo:padding="0.145cm" fo:border-right="4.51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111" style:family="table-cell" style:parent-style-name="Default" style:data-style-name="N106">
      <style:table-cell-properties fo:border-bottom="1.5pt solid #000000" style:text-align-source="fix" style:repeat-content="false" fo:border-left="1.5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2" style:family="table-cell" style:parent-style-name="Default" style:data-style-name="N106">
      <style:table-cell-properties fo:border-bottom="4.51pt double-thin #000000" style:border-line-width-bottom="0.018cm 0.123cm 0.018cm" style:text-align-source="fix" style:repeat-content="false" fo:border-left="1.5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3" style:family="table-cell" style:parent-style-name="Default" style:data-style-name="N106">
      <style:table-cell-properties fo:border-bottom="1.5pt solid #000000" style:text-align-source="fix" style:repeat-content="false" fo:border-left="1.5pt solid #000000" fo:padding="0.145cm" fo:border-right="1.5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114" style:family="table-cell" style:parent-style-name="Default" style:data-style-name="N106">
      <style:table-cell-properties style:text-align-source="fix" style:repeat-content="false" fo:border="1.5pt solid #000000" fo:padding="0.145cm" style:vertical-align="middle"/>
      <style:paragraph-properties fo:text-align="center" fo:margin-left="0cm"/>
      <style:text-properties fo:font-size="9pt" style:font-size-asian="9pt" style:font-size-complex="9pt"/>
    </style:style>
    <style:style style:name="ce115" style:family="table-cell" style:parent-style-name="Default" style:data-style-name="N106">
      <style:table-cell-properties fo:border-bottom="4.51pt double-thin #000000" style:border-line-width-bottom="0.018cm 0.123cm 0.018cm" style:text-align-source="fix" style:repeat-content="false" fo:border-left="1.5pt solid #000000" fo:padding="0.145cm" fo:border-right="1.5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6" style:family="table-cell" style:parent-style-name="Default" style:data-style-name="N37">
      <style:table-cell-properties fo:border-bottom="1.5pt solid #000000" style:text-align-source="fix" style:repeat-content="false" fo:border-left="4.51pt solid #000000" fo:padding="0.145cm" fo:border-right="1.5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117" style:family="table-cell" style:parent-style-name="Default" style:data-style-name="N37">
      <style:table-cell-properties fo:border-bottom="1.5pt solid #000000" style:text-align-source="fix" style:repeat-content="false" fo:border-left="4.51pt solid #000000" fo:padding="0.145cm" fo:border-right="1.5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18" style:family="table-cell" style:parent-style-name="Default" style:data-style-name="N37">
      <style:table-cell-properties fo:border-bottom="4.51pt double-thin #000000" style:border-line-width-bottom="0.018cm 0.123cm 0.018cm" style:text-align-source="fix" style:repeat-content="false" fo:border-left="4.51pt solid #000000" fo:padding="0.145cm" fo:border-right="1.5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19" style:family="table-cell" style:parent-style-name="Default" style:data-style-name="N37">
      <style:table-cell-properties fo:border-bottom="1.5pt solid #000000" style:text-align-source="fix" style:repeat-content="false" fo:border-left="1.5pt solid #000000" fo:padding="0.145cm" fo:border-right="1.5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120" style:family="table-cell" style:parent-style-name="Default" style:data-style-name="N37">
      <style:table-cell-properties style:text-align-source="fix" style:repeat-content="false" fo:border="1.5pt solid #000000" fo:padding="0.145cm" style:vertical-align="top"/>
      <style:paragraph-properties fo:text-align="center" fo:margin-left="0cm"/>
      <style:text-properties fo:font-size="9pt" style:font-size-asian="9pt" style:font-size-complex="9pt"/>
    </style:style>
    <style:style style:name="ce121" style:family="table-cell" style:parent-style-name="Default" style:data-style-name="N37">
      <style:table-cell-properties fo:border-bottom="4.51pt double-thin #000000" style:border-line-width-bottom="0.018cm 0.123cm 0.018cm" style:text-align-source="fix" style:repeat-content="false" fo:border-left="1.5pt solid #000000" fo:padding="0.145cm" fo:border-right="1.5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22" style:family="table-cell" style:parent-style-name="Default" style:data-style-name="N0">
      <style:table-cell-properties fo:border-bottom="1.5pt solid #000000" style:text-align-source="fix" style:repeat-content="false" fo:border-left="1.5pt solid #000000" fo:padding="0.145cm" fo:border-right="4.51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123" style:family="table-cell" style:parent-style-name="Default" style:data-style-name="N0">
      <style:table-cell-properties fo:border-bottom="1.5pt solid #000000" style:text-align-source="fix" style:repeat-content="false" fo:border-left="1.5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4" style:family="table-cell" style:parent-style-name="Default" style:data-style-name="N0">
      <style:table-cell-properties fo:border-bottom="4.51pt double-thin #000000" style:border-line-width-bottom="0.018cm 0.123cm 0.018cm" style:text-align-source="fix" style:repeat-content="false" fo:border-left="1.5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5" style:family="table-cell" style:parent-style-name="Default" style:data-style-name="N106">
      <style:table-cell-properties fo:border-bottom="1.5pt solid #000000" style:text-align-source="fix" style:repeat-content="false" fo:border-left="4.51pt solid #000000" fo:padding="0.145cm" fo:border-right="4.51pt solid #000000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</style:style>
    <style:style style:name="ce126" style:family="table-cell" style:parent-style-name="Default" style:data-style-name="N106">
      <style:table-cell-properties fo:border-bottom="1.5pt solid #000000" style:text-align-source="fix" style:repeat-content="false" fo:border-left="4.51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7" style:family="table-cell" style:parent-style-name="Default" style:data-style-name="N106">
      <style:table-cell-properties fo:border-bottom="4.51pt double-thin #000000" style:border-line-width-bottom="0.018cm 0.123cm 0.018cm" style:text-align-source="fix" style:repeat-content="false" fo:border-left="4.51pt solid #000000" fo:padding="0.145cm" fo:border-right="4.51pt solid #000000" fo:border-top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8" style:family="table-cell" style:parent-style-name="Default">
      <style:table-cell-properties fo:border-bottom="1.5pt solid #000000" fo:background-color="#66ffff" style:text-align-source="fix" style:repeat-content="false" fo:border-left="4.51pt solid #000000" fo:padding="0.145cm" fo:border-right="4.51pt solid #000000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order-bottom="none" fo:background-color="#66ffff" style:text-align-source="fix" style:repeat-content="false" fo:border-left="4.51pt solid #000000" fo:padding="0.145cm" fo:border-right="4.51pt solid #000000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order-bottom="none" fo:background-color="#66ffff" fo:border-left="none" fo:border-right="4.51pt double-thin #000000" style:border-line-width-right="0.018cm 0.123cm 0.018cm" fo:border-top="4.51pt double-thin #000000" style:border-line-width-top="0.018cm 0.123cm 0.018cm" style:vertical-align="middle"/>
    </style:style>
    <style:style style:name="ce131" style:family="table-cell" style:parent-style-name="Default">
      <style:table-cell-properties fo:border-bottom="1.5pt solid #000000" fo:background-color="#66ffff" style:text-align-source="fix" style:repeat-content="false" fo:border-left="4.51pt solid #000000" fo:padding="0.145cm" fo:border-right="4.51pt double-thin #000000" style:border-line-width-right="0.018cm 0.123cm 0.018cm" fo:border-top="none" style:vertical-align="top"/>
      <style:paragraph-properties fo:text-align="center" fo:margin-left="0cm"/>
      <style:text-properties fo:font-size="9pt" style:font-size-asian="9pt" style:font-size-complex="9pt"/>
    </style:style>
    <style:style style:name="ce132" style:family="table-cell" style:parent-style-name="Default">
      <style:table-cell-properties fo:border-bottom="none" fo:background-color="#66ffff" style:text-align-source="fix" style:repeat-content="false" fo:border-left="4.51pt solid #000000" fo:padding="0.145cm" fo:border-right="4.51pt double-thin #000000" style:border-line-width-right="0.018cm 0.123cm 0.018cm" fo:border-top="1.5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33" style:family="table-cell" style:parent-style-name="Default" style:data-style-name="N106">
      <style:table-cell-properties fo:border-bottom="1.5pt solid #000000" style:text-align-source="fix" style:repeat-content="false" fo:border-left="4.51pt solid #000000" fo:padding="0.145cm" fo:border-right="4.51pt double-thin #000000" style:border-line-width-right="0.018cm 0.123cm 0.018cm" fo:border-top="4.51pt double-thin #000000" style:border-line-width-top="0.018cm 0.123cm 0.018cm" style:vertical-align="middle"/>
      <style:paragraph-properties fo:text-align="center" fo:margin-left="0cm"/>
      <style:text-properties fo:font-size="9pt" style:font-size-asian="9pt" style:font-size-complex="9pt"/>
      <style:map style:condition="cell-content()&lt;500" style:apply-style-name="Celda_20_llamativa" style:base-cell-address="'Práctica 14'.K4"/>
    </style:style>
    <style:style style:name="ce134" style:family="table-cell" style:parent-style-name="Default" style:data-style-name="N106">
      <style:table-cell-properties fo:border-bottom="1.5pt solid #000000" style:text-align-source="fix" style:repeat-content="false" fo:border-left="4.51pt solid #000000" fo:padding="0.145cm" fo:border-right="4.51pt double-thin #000000" style:border-line-width-right="0.018cm 0.123cm 0.018cm" fo:border-top="1.5pt solid #000000" style:vertical-align="middle"/>
      <style:paragraph-properties fo:text-align="center" fo:margin-left="0cm"/>
      <style:text-properties fo:font-size="9pt" style:font-size-asian="9pt" style:font-size-complex="9pt"/>
      <style:map style:condition="cell-content()&lt;500" style:apply-style-name="Celda_20_llamativa" style:base-cell-address="'Práctica 14'.K4"/>
    </style:style>
    <style:style style:name="ce135" style:family="table-cell" style:parent-style-name="Default" style:data-style-name="N106">
      <style:table-cell-properties fo:border-bottom="4.51pt double-thin #000000" style:border-line-width-bottom="0.018cm 0.123cm 0.018cm" style:text-align-source="fix" style:repeat-content="false" fo:border-left="4.51pt solid #000000" fo:padding="0.145cm" fo:border-right="4.51pt double-thin #000000" style:border-line-width-right="0.018cm 0.123cm 0.018cm" fo:border-top="1.5pt solid #000000" style:vertical-align="middle"/>
      <style:paragraph-properties fo:text-align="center" fo:margin-left="0cm"/>
      <style:text-properties fo:font-size="9pt" style:font-size-asian="9pt" style:font-size-complex="9pt"/>
      <style:map style:condition="cell-content()&lt;500" style:apply-style-name="Celda_20_llamativa" style:base-cell-address="'Práctica 14'.K4"/>
    </style:style>
    <style:style style:name="ce41" style:family="table-cell" style:parent-style-name="Default">
      <style:table-cell-properties fo:background-color="#66ffff" style:text-align-source="fix" style:repeat-content="false" fo:wrap-option="wrap" fo:border="1.5pt solid #000000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66ffff" style:text-align-source="fix" style:repeat-content="false" fo:wrap-option="wrap" fo:border="1.5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39" style:family="table-cell" style:parent-style-name="Default">
      <style:table-cell-properties style:text-align-source="fix" style:repeat-content="false" fo:border="1.5pt solid #000000" style:vertical-align="middle"/>
      <style:paragraph-properties fo:text-align="end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99ff99" style:text-align-source="fix" style:repeat-content="false" fo:wrap-option="wrap" fo:border="1.5pt solid #000000" style:vertical-align="middle"/>
      <style:paragraph-properties fo:text-align="end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66ffff" fo:wrap-option="wrap" fo:border="1.5pt solid #000000"/>
    </style:style>
    <style:style style:name="ce47" style:family="table-cell" style:parent-style-name="Default">
      <style:table-cell-properties fo:wrap-option="wrap" fo:border="1.5pt solid #000000" style:vertical-align="middle"/>
      <style:text-properties fo:font-size="9pt" style:font-size-asian="9pt" style:font-size-complex="9pt"/>
    </style:style>
    <style:style style:name="ce48" style:family="table-cell" style:parent-style-name="Default" style:data-style-name="N100">
      <style:table-cell-properties fo:wrap-option="wrap" fo:border="1.5pt solid #000000" style:vertical-align="middle"/>
      <style:text-properties fo:font-size="9pt" style:font-size-asian="9pt" style:font-size-complex="9pt"/>
    </style:style>
    <style:style style:name="ce49" style:family="table-cell" style:parent-style-name="Default">
      <style:table-cell-properties fo:border="1.5pt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 style:data-style-name="N37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2" style:family="table-cell" style:parent-style-name="Default" style:data-style-name="N106">
      <style:table-cell-properties fo:wrap-option="wrap" fo:border="1.5pt solid #000000" style:vertical-align="middle"/>
      <style:text-properties fo:font-size="9pt" style:font-size-asian="9pt" style:font-size-complex="9pt"/>
    </style:style>
    <style:style style:name="ce53" style:family="table-cell" style:parent-style-name="Default" style:data-style-name="N106">
      <style:table-cell-properties style:text-align-source="fix" style:repeat-content="false" fo:border="1.5pt solid #000000" fo:padding="0.136cm" style:vertical-align="middle"/>
      <style:paragraph-properties fo:text-align="start" fo:margin-left="0.353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106">
      <style:table-cell-properties style:text-align-source="fix" style:repeat-content="false" fo:border="1.5pt solid #000000" style:vertical-align="middle"/>
      <style:paragraph-properties fo:text-align="start" fo:margin-left="0.706cm"/>
      <style:text-properties fo:font-size="9pt" style:font-size-asian="9pt" style:font-size-complex="9pt"/>
    </style:style>
    <style:style style:name="ce56" style:family="table-cell" style:parent-style-name="Default" style:data-style-name="N106">
      <style:table-cell-properties fo:background-color="#99ff99" fo:wrap-option="wrap" fo:border="1.5pt solid #000000" style:vertical-align="middle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Práctica 14" table:style-name="ta1">
        <table:table-column table:style-name="co1" table:default-cell-style-name="ce100"/>
        <table:table-column table:style-name="co2" table:default-cell-style-name="ce106"/>
        <table:table-column table:style-name="co2" table:default-cell-style-name="ce111"/>
        <table:table-column table:style-name="co2" table:default-cell-style-name="ce106"/>
        <table:table-column table:style-name="co2" table:default-cell-style-name="ce114"/>
        <table:table-column table:style-name="co2" table:default-cell-style-name="ce117"/>
        <table:table-column table:style-name="co2" table:default-cell-style-name="ce120"/>
        <table:table-column table:style-name="co2" table:default-cell-style-name="ce123"/>
        <table:table-column table:style-name="co2" table:number-columns-repeated="2" table:default-cell-style-name="ce126"/>
        <table:table-column table:style-name="co2" table:default-cell-style-name="ce134"/>
        <table:table-row table:style-name="ro1">
          <table:table-cell table:style-name="ce96" office:value-type="string" calcext:value-type="string" table:number-columns-spanned="11" table:number-rows-spanned="1">
            <text:p>HOTEL CASABLANCA</text:p>
          </table:table-cell>
          <table:covered-table-cell table:number-columns-repeated="9" table:style-name="ce102"/>
          <table:covered-table-cell table:style-name="ce130"/>
        </table:table-row>
        <table:table-row table:style-name="ro2">
          <table:table-cell table:style-name="ce97" office:value-type="string" calcext:value-type="string">
            <text:p>Nombre</text:p>
          </table:table-cell>
          <table:table-cell table:style-name="ce103" office:value-type="string" calcext:value-type="string">
            <text:p>Tipo</text:p>
          </table:table-cell>
          <table:table-cell table:style-name="ce108" office:value-type="string" calcext:value-type="string">
            <text:p>Precio</text:p>
          </table:table-cell>
          <table:table-cell table:style-name="ce103" office:value-type="string" calcext:value-type="string">
            <text:p>Tipo</text:p>
          </table:table-cell>
          <table:table-cell table:style-name="ce108" office:value-type="string" calcext:value-type="string">
            <text:p>Precio</text:p>
          </table:table-cell>
          <table:table-cell table:number-columns-repeated="2" table:style-name="ce103" office:value-type="string" calcext:value-type="string">
            <text:p>Fecha</text:p>
          </table:table-cell>
          <table:table-cell table:style-name="ce108" office:value-type="string" calcext:value-type="string">
            <text:p>Total</text:p>
          </table:table-cell>
          <table:table-cell table:style-name="ce108" office:value-type="string" calcext:value-type="string">
            <text:p>Subtotal</text:p>
          </table:table-cell>
          <table:table-cell table:style-name="ce128" office:value-type="string" calcext:value-type="string">
            <text:p>Descuento</text:p>
          </table:table-cell>
          <table:table-cell table:style-name="ce131" office:value-type="string" calcext:value-type="string">
            <text:p>Total</text:p>
          </table:table-cell>
        </table:table-row>
        <table:table-row table:style-name="ro2">
          <table:table-cell table:style-name="ce98"/>
          <table:table-cell table:style-name="ce104" office:value-type="string" calcext:value-type="string">
            <text:p>Hab.</text:p>
          </table:table-cell>
          <table:table-cell table:style-name="ce109"/>
          <table:table-cell table:style-name="ce104" office:value-type="string" calcext:value-type="string">
            <text:p>Pensión</text:p>
          </table:table-cell>
          <table:table-cell table:style-name="ce109" office:value-type="string" calcext:value-type="string">
            <text:p>Pensión</text:p>
          </table:table-cell>
          <table:table-cell table:style-name="ce104" office:value-type="string" calcext:value-type="string">
            <text:p>Entrada</text:p>
          </table:table-cell>
          <table:table-cell table:style-name="ce104" office:value-type="string" calcext:value-type="string">
            <text:p>Salida</text:p>
          </table:table-cell>
          <table:table-cell table:style-name="ce109" office:value-type="string" calcext:value-type="string">
            <text:p>Días</text:p>
          </table:table-cell>
          <table:table-cell table:style-name="ce109" office:value-type="string" calcext:value-type="string">
            <text:p>A pagar</text:p>
          </table:table-cell>
          <table:table-cell table:style-name="ce129"/>
          <table:table-cell table:style-name="ce132" office:value-type="string" calcext:value-type="string">
            <text:p>A pagar</text:p>
          </table:table-cell>
        </table:table-row>
        <table:table-row table:style-name="ro2">
          <table:table-cell table:style-name="ce99" office:value-type="string" calcext:value-type="string">
            <text:p>Rodríguez Pérez L.</text:p>
          </table:table-cell>
          <table:table-cell table:style-name="ce105" office:value-type="string" calcext:value-type="string">
            <text:p>Suite</text:p>
          </table:table-cell>
          <table:table-cell table:style-name="ce110" table:formula="of:=IF([.B4]=&quot;Suite&quot;;97.5;54.45)" office:value-type="currency" office:currency="EUR" office:value="97.5" calcext:value-type="currency">
            <text:p>97,50 €</text:p>
          </table:table-cell>
          <table:table-cell table:style-name="ce105" office:value-type="string" calcext:value-type="string">
            <text:p>Media</text:p>
          </table:table-cell>
          <table:table-cell table:style-name="ce113" table:formula="of:=IF([.D4]=&quot;Media&quot;;27.35;42.8)" office:value-type="currency" office:currency="EUR" office:value="27.35" calcext:value-type="currency">
            <text:p>27,35 €</text:p>
          </table:table-cell>
          <table:table-cell table:style-name="ce116" office:value-type="date" office:date-value="2007-05-12" calcext:value-type="date">
            <text:p>12/05/07</text:p>
          </table:table-cell>
          <table:table-cell table:style-name="ce119" office:value-type="date" office:date-value="2007-06-03" calcext:value-type="date">
            <text:p>03/06/07</text:p>
          </table:table-cell>
          <table:table-cell table:style-name="ce122" table:formula="of:=DAYS([.G4];[.F4])" office:value-type="float" office:value="22" calcext:value-type="float">
            <text:p>22</text:p>
          </table:table-cell>
          <table:table-cell table:style-name="ce125" table:formula="of:=[.C4]+[.E4]*[.H4]" office:value-type="currency" office:currency="EUR" office:value="699.2" calcext:value-type="currency">
            <text:p>699,20 €</text:p>
          </table:table-cell>
          <table:table-cell table:style-name="ce125" table:formula="of:=IF([.H4]&gt;7;[.I4]*0.1)" office:value-type="currency" office:currency="EUR" office:value="69.92" calcext:value-type="currency">
            <text:p>69,92 €</text:p>
          </table:table-cell>
          <table:table-cell table:style-name="ce133" table:formula="of:=[.I4]-[.J4]" office:value-type="currency" office:currency="EUR" office:value="629.28" calcext:value-type="currency">
            <text:p>629,28 €</text:p>
          </table:table-cell>
        </table:table-row>
        <table:table-row table:style-name="ro2">
          <table:table-cell office:value-type="string" calcext:value-type="string">
            <text:p>Hernández Garcia R.</text:p>
          </table:table-cell>
          <table:table-cell office:value-type="string" calcext:value-type="string">
            <text:p>Normal</text:p>
          </table:table-cell>
          <table:table-cell table:formula="of:=IF([.B5]=&quot;Suite&quot;;97.5;54.45)" office:value-type="currency" office:currency="EUR" office:value="54.45" calcext:value-type="currency">
            <text:p>54,45 €</text:p>
          </table:table-cell>
          <table:table-cell office:value-type="string" calcext:value-type="string">
            <text:p>Completa</text:p>
          </table:table-cell>
          <table:table-cell table:formula="of:=IF([.D5]=&quot;Media&quot;;27.35;42.8)" office:value-type="currency" office:currency="EUR" office:value="42.8" calcext:value-type="currency">
            <text:p>42,80 €</text:p>
          </table:table-cell>
          <table:table-cell office:value-type="date" office:date-value="2007-05-25" calcext:value-type="date">
            <text:p>25/05/07</text:p>
          </table:table-cell>
          <table:table-cell office:value-type="date" office:date-value="2007-05-28" calcext:value-type="date">
            <text:p>28/05/07</text:p>
          </table:table-cell>
          <table:table-cell table:formula="of:=DAYS([.G5];[.F5])" office:value-type="float" office:value="3" calcext:value-type="float">
            <text:p>3</text:p>
          </table:table-cell>
          <table:table-cell table:formula="of:=[.C5]+[.E5]*[.H5]" office:value-type="currency" office:currency="EUR" office:value="182.85" calcext:value-type="currency">
            <text:p>182,85 €</text:p>
          </table:table-cell>
          <table:table-cell table:formula="of:=IF([.H5]&gt;7;[.I5]*0.1)" office:value-type="currency" office:currency="EUR" office:value="0" calcext:value-type="currency">
            <text:p>0,00 €</text:p>
          </table:table-cell>
          <table:table-cell table:formula="of:=[.I5]-[.J5]" office:value-type="currency" office:currency="EUR" office:value="182.85" calcext:value-type="currency">
            <text:p>182,85 €</text:p>
          </table:table-cell>
        </table:table-row>
        <table:table-row table:style-name="ro2">
          <table:table-cell office:value-type="string" calcext:value-type="string">
            <text:p>Lemus Sosa M.</text:p>
          </table:table-cell>
          <table:table-cell office:value-type="string" calcext:value-type="string">
            <text:p>Suite</text:p>
          </table:table-cell>
          <table:table-cell table:formula="of:=IF([.B6]=&quot;Suite&quot;;97.5;54.45)" office:value-type="currency" office:currency="EUR" office:value="97.5" calcext:value-type="currency">
            <text:p>97,50 €</text:p>
          </table:table-cell>
          <table:table-cell office:value-type="string" calcext:value-type="string">
            <text:p>Completa</text:p>
          </table:table-cell>
          <table:table-cell table:formula="of:=IF([.D6]=&quot;Media&quot;;27.35;42.8)" office:value-type="currency" office:currency="EUR" office:value="42.8" calcext:value-type="currency">
            <text:p>42,80 €</text:p>
          </table:table-cell>
          <table:table-cell office:value-type="date" office:date-value="2007-05-23" calcext:value-type="date">
            <text:p>23/05/07</text:p>
          </table:table-cell>
          <table:table-cell office:value-type="date" office:date-value="2007-05-25" calcext:value-type="date">
            <text:p>25/05/07</text:p>
          </table:table-cell>
          <table:table-cell table:formula="of:=DAYS([.G6];[.F6])" office:value-type="float" office:value="2" calcext:value-type="float">
            <text:p>2</text:p>
          </table:table-cell>
          <table:table-cell table:formula="of:=[.C6]+[.E6]*[.H6]" office:value-type="currency" office:currency="EUR" office:value="183.1" calcext:value-type="currency">
            <text:p>183,10 €</text:p>
          </table:table-cell>
          <table:table-cell table:formula="of:=IF([.H6]&gt;7;[.I6]*0.1)" office:value-type="currency" office:currency="EUR" office:value="0" calcext:value-type="currency">
            <text:p>0,00 €</text:p>
          </table:table-cell>
          <table:table-cell table:formula="of:=[.I6]-[.J6]" office:value-type="currency" office:currency="EUR" office:value="183.1" calcext:value-type="currency">
            <text:p>183,10 €</text:p>
          </table:table-cell>
        </table:table-row>
        <table:table-row table:style-name="ro2">
          <table:table-cell table:style-name="ce101" office:value-type="string" calcext:value-type="string">
            <text:p>Fernández Luis J.</text:p>
          </table:table-cell>
          <table:table-cell table:style-name="ce107" office:value-type="string" calcext:value-type="string">
            <text:p>Normal</text:p>
          </table:table-cell>
          <table:table-cell table:style-name="ce112" table:formula="of:=IF([.B7]=&quot;Suite&quot;;97.5;54.45)" office:value-type="currency" office:currency="EUR" office:value="54.45" calcext:value-type="currency">
            <text:p>54,45 €</text:p>
          </table:table-cell>
          <table:table-cell table:style-name="ce107" office:value-type="string" calcext:value-type="string">
            <text:p>Completa</text:p>
          </table:table-cell>
          <table:table-cell table:style-name="ce115" table:formula="of:=IF([.D7]=&quot;Media&quot;;27.35;42.8)" office:value-type="currency" office:currency="EUR" office:value="42.8" calcext:value-type="currency">
            <text:p>42,80 €</text:p>
          </table:table-cell>
          <table:table-cell table:style-name="ce118" office:value-type="date" office:date-value="2007-05-24" calcext:value-type="date">
            <text:p>24/05/07</text:p>
          </table:table-cell>
          <table:table-cell table:style-name="ce121" office:value-type="date" office:date-value="2007-05-29" calcext:value-type="date">
            <text:p>29/05/07</text:p>
          </table:table-cell>
          <table:table-cell table:style-name="ce124" table:formula="of:=DAYS([.G7];[.F7])" office:value-type="float" office:value="5" calcext:value-type="float">
            <text:p>5</text:p>
          </table:table-cell>
          <table:table-cell table:style-name="ce127" table:formula="of:=[.C7]+[.E7]*[.H7]" office:value-type="currency" office:currency="EUR" office:value="268.45" calcext:value-type="currency">
            <text:p>268,45 €</text:p>
          </table:table-cell>
          <table:table-cell table:style-name="ce127" table:formula="of:=IF([.H7]&gt;7;[.I7]*0.1)" office:value-type="currency" office:currency="EUR" office:value="0" calcext:value-type="currency">
            <text:p>0,00 €</text:p>
          </table:table-cell>
          <table:table-cell table:style-name="ce135" table:formula="of:=[.I7]-[.J7]" office:value-type="currency" office:currency="EUR" office:value="268.45" calcext:value-type="currency">
            <text:p>268,45 €</text:p>
          </table:table-cell>
        </table:table-row>
        <calcext:conditional-formats>
          <calcext:conditional-format calcext:target-range-address="'Práctica 14'.K4:'Práctica 14'.K7">
            <calcext:condition calcext:apply-style-name="Celda llamativa" calcext:value="&lt;500" calcext:base-cell-address="'Práctica 14'.K4"/>
          </calcext:conditional-format>
        </calcext:conditional-formats>
      </table:table>
      <table:table table:name="Práctica 15" table:style-name="ta1">
        <table:table-column table:style-name="co4" table:default-cell-style-name="ce43"/>
        <table:table-column table:style-name="co5" table:default-cell-style-name="ce47"/>
        <table:table-column table:style-name="co6" table:default-cell-style-name="ce50"/>
        <table:table-column table:style-name="co7" table:number-columns-repeated="2" table:default-cell-style-name="ce51"/>
        <table:table-column table:style-name="co8" table:default-cell-style-name="ce47"/>
        <table:table-column table:style-name="co9" table:default-cell-style-name="ce52"/>
        <table:table-column table:style-name="co7" table:default-cell-style-name="ce52"/>
        <table:table-column table:style-name="co10" table:default-cell-style-name="ce52"/>
        <table:table-row table:style-name="ro4">
          <table:table-cell table:style-name="ce41" office:value-type="string" calcext:value-type="string" table:number-columns-spanned="9" table:number-rows-spanned="1">
            <text:p>Video Club BlocBasto</text:p>
          </table:table-cell>
          <table:covered-table-cell table:number-columns-repeated="8" table:style-name="ce46"/>
        </table:table-row>
        <table:table-row table:style-name="ro5">
          <table:table-cell table:style-name="ce42" office:value-type="string" calcext:value-type="string">
            <text:p>Cliente N.º</text:p>
          </table:table-cell>
          <table:table-cell table:style-name="ce42" office:value-type="string" calcext:value-type="string">
            <text:p>Título de la película</text:p>
          </table:table-cell>
          <table:table-cell table:style-name="ce42" office:value-type="string" calcext:value-type="string">
            <text:p>Tipo</text:p>
          </table:table-cell>
          <table:table-cell table:style-name="ce42" office:value-type="string" calcext:value-type="string">
            <text:p>Fecha de entrada</text:p>
          </table:table-cell>
          <table:table-cell table:style-name="ce42" office:value-type="string" calcext:value-type="string">
            <text:p>Fecha de salida</text:p>
          </table:table-cell>
          <table:table-cell table:style-name="ce42" office:value-type="string" calcext:value-type="string">
            <text:p>Total de días</text:p>
          </table:table-cell>
          <table:table-cell table:style-name="ce42" office:value-type="string" calcext:value-type="string">
            <text:p>Multa a pagar</text:p>
          </table:table-cell>
          <table:table-cell table:style-name="ce42" office:value-type="string" calcext:value-type="string">
            <text:p>Precio por película</text:p>
          </table:table-cell>
          <table:table-cell table:style-name="ce42" office:value-type="string" calcext:value-type="string">
            <text:p>Total a pagar</text:p>
          </table:table-cell>
        </table:table-row>
        <table:table-row table:style-name="ro6">
          <table:table-cell office:value-type="float" office:value="1254" calcext:value-type="float">
            <text:p>1254</text:p>
          </table:table-cell>
          <table:table-cell office:value-type="string" calcext:value-type="string">
            <text:p>Horton</text:p>
          </table:table-cell>
          <table:table-cell office:value-type="float" office:value="1" calcext:value-type="float">
            <text:p>1</text:p>
          </table:table-cell>
          <table:table-cell office:value-type="date" office:date-value="2009-05-12" calcext:value-type="date">
            <text:p>12/05/09</text:p>
          </table:table-cell>
          <table:table-cell office:value-type="date" office:date-value="2009-06-03" calcext:value-type="date">
            <text:p>03/06/09</text:p>
          </table:table-cell>
          <table:table-cell table:formula="of:=[.E3]-[.D3]" office:value-type="float" office:value="22" calcext:value-type="float">
            <text:p>22</text:p>
          </table:table-cell>
          <table:table-cell table:formula="of:=IF([.F3]&gt;3;1.8;&quot;&quot;)" office:value-type="currency" office:currency="EUR" office:value="1.8" calcext:value-type="currency">
            <text:p>1,80 €</text:p>
          </table:table-cell>
          <table:table-cell table:formula="of:=IF([.C3]=1;4;2.4)" office:value-type="currency" office:currency="EUR" office:value="4" calcext:value-type="currency">
            <text:p>4,00 €</text:p>
          </table:table-cell>
          <table:table-cell table:formula="of:=SUM([.G3:.H3])" office:value-type="currency" office:currency="EUR" office:value="5.8" calcext:value-type="currency">
            <text:p>5,80 €</text:p>
          </table:table-cell>
        </table:table-row>
        <table:table-row table:style-name="ro6">
          <table:table-cell office:value-type="float" office:value="2563" calcext:value-type="float">
            <text:p>2563</text:p>
          </table:table-cell>
          <table:table-cell office:value-type="string" calcext:value-type="string">
            <text:p>American gangster</text:p>
          </table:table-cell>
          <table:table-cell office:value-type="float" office:value="1" calcext:value-type="float">
            <text:p>1</text:p>
          </table:table-cell>
          <table:table-cell office:value-type="date" office:date-value="2009-05-25" calcext:value-type="date">
            <text:p>25/05/09</text:p>
          </table:table-cell>
          <table:table-cell office:value-type="date" office:date-value="2009-05-28" calcext:value-type="date">
            <text:p>28/05/09</text:p>
          </table:table-cell>
          <table:table-cell table:formula="of:=[.E4]-[.D4]" office:value-type="float" office:value="3" calcext:value-type="float">
            <text:p>3</text:p>
          </table:table-cell>
          <table:table-cell table:formula="of:=IF([.F4]&gt;3;1.8;&quot;&quot;)">
            <text:p/>
          </table:table-cell>
          <table:table-cell table:formula="of:=IF([.C4]=1;4;2.4)" office:value-type="currency" office:currency="EUR" office:value="4" calcext:value-type="currency">
            <text:p>4,00 €</text:p>
          </table:table-cell>
          <table:table-cell table:formula="of:=SUM([.G4:.H4])" office:value-type="currency" office:currency="EUR" office:value="4" calcext:value-type="currency">
            <text:p>4,00 €</text:p>
          </table:table-cell>
        </table:table-row>
        <table:table-row table:style-name="ro6">
          <table:table-cell office:value-type="float" office:value="7851" calcext:value-type="float">
            <text:p>7851</text:p>
          </table:table-cell>
          <table:table-cell office:value-type="string" calcext:value-type="string">
            <text:p>Planeta rojo</text:p>
          </table:table-cell>
          <table:table-cell office:value-type="float" office:value="2" calcext:value-type="float">
            <text:p>2</text:p>
          </table:table-cell>
          <table:table-cell office:value-type="date" office:date-value="2009-05-16" calcext:value-type="date">
            <text:p>16/05/09</text:p>
          </table:table-cell>
          <table:table-cell office:value-type="date" office:date-value="2009-06-07" calcext:value-type="date">
            <text:p>07/06/09</text:p>
          </table:table-cell>
          <table:table-cell table:formula="of:=[.E5]-[.D5]" office:value-type="float" office:value="22" calcext:value-type="float">
            <text:p>22</text:p>
          </table:table-cell>
          <table:table-cell table:formula="of:=IF([.F5]&gt;3;1.8;&quot;&quot;)" office:value-type="currency" office:currency="EUR" office:value="1.8" calcext:value-type="currency">
            <text:p>1,80 €</text:p>
          </table:table-cell>
          <table:table-cell table:formula="of:=IF([.C5]=1;4;2.4)" office:value-type="currency" office:currency="EUR" office:value="2.4" calcext:value-type="currency">
            <text:p>2,40 €</text:p>
          </table:table-cell>
          <table:table-cell table:formula="of:=SUM([.G5:.H5])" office:value-type="currency" office:currency="EUR" office:value="4.2" calcext:value-type="currency">
            <text:p>4,20 €</text:p>
          </table:table-cell>
        </table:table-row>
        <table:table-row table:style-name="ro6">
          <table:table-cell office:value-type="float" office:value="1258" calcext:value-type="float">
            <text:p>1258</text:p>
          </table:table-cell>
          <table:table-cell office:value-type="string" calcext:value-type="string">
            <text:p>Yo, Robot</text:p>
          </table:table-cell>
          <table:table-cell office:value-type="float" office:value="2" calcext:value-type="float">
            <text:p>2</text:p>
          </table:table-cell>
          <table:table-cell office:value-type="date" office:date-value="2009-05-17" calcext:value-type="date">
            <text:p>17/05/09</text:p>
          </table:table-cell>
          <table:table-cell office:value-type="date" office:date-value="2009-05-18" calcext:value-type="date">
            <text:p>18/05/09</text:p>
          </table:table-cell>
          <table:table-cell table:formula="of:=[.E6]-[.D6]" office:value-type="float" office:value="1" calcext:value-type="float">
            <text:p>1</text:p>
          </table:table-cell>
          <table:table-cell table:formula="of:=IF([.F6]&gt;3;1.8;&quot;&quot;)">
            <text:p/>
          </table:table-cell>
          <table:table-cell table:formula="of:=IF([.C6]=1;4;2.4)" office:value-type="currency" office:currency="EUR" office:value="2.4" calcext:value-type="currency">
            <text:p>2,40 €</text:p>
          </table:table-cell>
          <table:table-cell table:formula="of:=SUM([.G6:.H6])" office:value-type="currency" office:currency="EUR" office:value="2.4" calcext:value-type="currency">
            <text:p>2,40 €</text:p>
          </table:table-cell>
        </table:table-row>
        <table:table-row table:style-name="ro6">
          <table:table-cell office:value-type="float" office:value="4568" calcext:value-type="float">
            <text:p>4568</text:p>
          </table:table-cell>
          <table:table-cell office:value-type="string" calcext:value-type="string">
            <text:p>Número 9</text:p>
          </table:table-cell>
          <table:table-cell office:value-type="float" office:value="1" calcext:value-type="float">
            <text:p>1</text:p>
          </table:table-cell>
          <table:table-cell office:value-type="date" office:date-value="2009-05-10" calcext:value-type="date">
            <text:p>10/05/09</text:p>
          </table:table-cell>
          <table:table-cell office:value-type="date" office:date-value="2009-05-11" calcext:value-type="date">
            <text:p>11/05/09</text:p>
          </table:table-cell>
          <table:table-cell table:formula="of:=[.E7]-[.D7]" office:value-type="float" office:value="1" calcext:value-type="float">
            <text:p>1</text:p>
          </table:table-cell>
          <table:table-cell table:formula="of:=IF([.F7]&gt;3;1.8;&quot;&quot;)">
            <text:p/>
          </table:table-cell>
          <table:table-cell table:formula="of:=IF([.C7]=1;4;2.4)" office:value-type="currency" office:currency="EUR" office:value="4" calcext:value-type="currency">
            <text:p>4,00 €</text:p>
          </table:table-cell>
          <table:table-cell table:formula="of:=SUM([.G7:.H7])" office:value-type="currency" office:currency="EUR" office:value="4" calcext:value-type="currency">
            <text:p>4,00 €</text:p>
          </table:table-cell>
        </table:table-row>
        <table:table-row table:style-name="ro6">
          <table:table-cell office:value-type="float" office:value="3658" calcext:value-type="float">
            <text:p>3658</text:p>
          </table:table-cell>
          <table:table-cell office:value-type="string" calcext:value-type="string">
            <text:p>El rey león</text:p>
          </table:table-cell>
          <table:table-cell office:value-type="float" office:value="2" calcext:value-type="float">
            <text:p>2</text:p>
          </table:table-cell>
          <table:table-cell office:value-type="date" office:date-value="2009-05-23" calcext:value-type="date">
            <text:p>23/05/09</text:p>
          </table:table-cell>
          <table:table-cell office:value-type="date" office:date-value="2009-05-26" calcext:value-type="date">
            <text:p>26/05/09</text:p>
          </table:table-cell>
          <table:table-cell table:formula="of:=[.E8]-[.D8]" office:value-type="float" office:value="3" calcext:value-type="float">
            <text:p>3</text:p>
          </table:table-cell>
          <table:table-cell table:formula="of:=IF([.F8]&gt;3;1.8;&quot;&quot;)">
            <text:p/>
          </table:table-cell>
          <table:table-cell table:formula="of:=IF([.C8]=1;4;2.4)" office:value-type="currency" office:currency="EUR" office:value="2.4" calcext:value-type="currency">
            <text:p>2,40 €</text:p>
          </table:table-cell>
          <table:table-cell table:formula="of:=SUM([.G8:.H8])" office:value-type="currency" office:currency="EUR" office:value="2.4" calcext:value-type="currency">
            <text:p>2,40 €</text:p>
          </table:table-cell>
        </table:table-row>
        <table:table-row table:style-name="ro6">
          <table:table-cell office:value-type="float" office:value="4728" calcext:value-type="float">
            <text:p>4728</text:p>
          </table:table-cell>
          <table:table-cell table:style-name="ce48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date" office:date-value="2009-05-24" calcext:value-type="date">
            <text:p>24/05/09</text:p>
          </table:table-cell>
          <table:table-cell office:value-type="date" office:date-value="2009-05-29" calcext:value-type="date">
            <text:p>29/05/09</text:p>
          </table:table-cell>
          <table:table-cell table:formula="of:=[.E9]-[.D9]" office:value-type="float" office:value="5" calcext:value-type="float">
            <text:p>5</text:p>
          </table:table-cell>
          <table:table-cell table:formula="of:=IF([.F9]&gt;3;1.8;&quot;&quot;)" office:value-type="currency" office:currency="EUR" office:value="1.8" calcext:value-type="currency">
            <text:p>1,80 €</text:p>
          </table:table-cell>
          <table:table-cell table:formula="of:=IF([.C9]=1;4;2.4)" office:value-type="currency" office:currency="EUR" office:value="4" calcext:value-type="currency">
            <text:p>4,00 €</text:p>
          </table:table-cell>
          <table:table-cell table:formula="of:=SUM([.G9:.H9])" office:value-type="currency" office:currency="EUR" office:value="5.8" calcext:value-type="currency">
            <text:p>5,80 €</text:p>
          </table:table-cell>
        </table:table-row>
        <table:table-row table:style-name="ro6">
          <table:table-cell table:style-name="ce139" office:value-type="string" calcext:value-type="string" table:number-columns-spanned="6" table:number-rows-spanned="1">
            <text:p>Total por multa</text:p>
          </table:table-cell>
          <table:covered-table-cell table:number-columns-repeated="5" table:style-name="ce49"/>
          <table:table-cell table:style-name="ce53" table:formula="of:=SUM([.G3:.G9])" office:value-type="currency" office:currency="EUR" office:value="5.4" calcext:value-type="currency" table:number-columns-spanned="3" table:number-rows-spanned="1">
            <text:p>5,40 €</text:p>
          </table:table-cell>
          <table:covered-table-cell table:style-name="ce54"/>
          <table:covered-table-cell table:style-name="ce49"/>
        </table:table-row>
        <table:table-row table:style-name="ro6">
          <table:table-cell table:style-name="ce139" office:value-type="string" calcext:value-type="string" table:number-columns-spanned="7" table:number-rows-spanned="1">
            <text:p>Total por película</text:p>
          </table:table-cell>
          <table:covered-table-cell table:number-columns-repeated="6" table:style-name="ce49"/>
          <table:table-cell table:style-name="ce55" table:formula="of:=SUM([.H3:.H9])" office:value-type="currency" office:currency="EUR" office:value="23.2" calcext:value-type="currency" table:number-columns-spanned="2" table:number-rows-spanned="1">
            <text:p>23,20 €</text:p>
          </table:table-cell>
          <table:covered-table-cell table:style-name="ce49"/>
        </table:table-row>
        <table:table-row table:style-name="ro6">
          <table:table-cell table:style-name="ce45" office:value-type="string" calcext:value-type="string" table:number-columns-spanned="8" table:number-rows-spanned="1">
            <text:p>Total de facturación</text:p>
          </table:table-cell>
          <table:covered-table-cell/>
          <table:covered-table-cell table:number-columns-repeated="3" table:style-name="ce47"/>
          <table:covered-table-cell/>
          <table:covered-table-cell table:number-columns-repeated="2" table:style-name="ce47"/>
          <table:table-cell table:style-name="ce56" table:formula="of:=SUM([.I3:.I9])" office:value-type="currency" office:currency="EUR" office:value="28.6" calcext:value-type="currency">
            <text:p>28,6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date-style style:name="N104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da_20_llamativa" style:display-name="Celda llamativa" style:family="table-cell" style:parent-style-name="Default">
      <style:table-cell-properties fo:background-color="#ffff00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23:16:42.830517995</meta:creation-date>
    <dc:date>2022-12-17T01:51:09.301374058</dc:date>
    <meta:editing-duration>PT15M15S</meta:editing-duration>
    <meta:editing-cycles>6</meta:editing-cycles>
    <meta:generator>LibreOffice/7.4.3.2$Linux_X86_64 LibreOffice_project/40$Build-2</meta:generator>
    <meta:document-statistic meta:table-count="2" meta:cell-count="143" meta:object-count="0"/>
  </office:meta>
</office:document-meta>
</file>